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 style:name="a8888d5">
      <style:table-properties style:width="6.693in" table:align="margins"/>
    </style:style>
    <style:style style:family="table-column" style:name="a3a3263">
      <style:table-column-properties style:column-width="1.3386in" style:rel-column-width="13107*"/>
    </style:style>
    <style:style style:family="table-cell" style:name="a6df321">
      <style:table-cell-properties fo:border-bottom="0.0007in solid #000000" fo:border-left="0.0007in solid #000000" fo:border-right="none" fo:border-top="0.0007in solid #000000" fo:padding="0.0382in"/>
    </style:style>
    <style:style style:family="table-cell" style:name="ae56a61">
      <style:table-cell-properties fo:border-bottom="0.0007in solid #000000" fo:border-left="0.0007in solid #000000" fo:border-right="none" fo:border-top="none" fo:padding="0.0382in"/>
    </style:style>
    <style:style style:family="table-cell" style:name="ac00640">
      <style:table-cell-properties fo:border="0.0007in solid #000000" fo:padding="0.0382in"/>
    </style:style>
    <style:style style:family="table-cell" style:name="aa5d853">
      <style:table-cell-properties fo:border="0.0007in solid #000000" fo:border-bottom="0.0007in solid #000000" fo:border-top="none" fo:padding="0.0382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8888d5">
        <table:table-column table:number-columns-repeated="5" table:style-name="a3a3263"/>
        <table:table-row>
          <table:table-cell table:style-name="a6df321"/>
          <table:table-cell table:style-name="a6df321"/>
          <table:table-cell table:style-name="a6df321"/>
          <table:table-cell table:style-name="a6df321"/>
          <table:table-cell table:style-name="ac00640"/>
        </table:table-row>
        <table:table-row>
          <table:table-cell table:style-name="ae56a61"/>
          <table:table-cell table:style-name="ae56a61"/>
          <table:table-cell table:style-name="ae56a61"/>
          <table:table-cell table:style-name="ae56a61"/>
          <table:table-cell table:style-name="aa5d853"/>
        </table:table-row>
        <table:table-row>
          <table:table-cell table:style-name="ae56a61">
            <text:p>test</text:p>
          </table:table-cell>
          <table:table-cell table:style-name="ae56a61">
            <text:p>test</text:p>
          </table:table-cell>
          <table:table-cell table:style-name="ae56a61"/>
          <table:table-cell table:style-name="ae56a61">
            <text:p>test</text:p>
          </table:table-cell>
          <table:table-cell table:style-name="aa5d853"/>
        </table:table-row>
        <table:table-row>
          <table:table-cell table:style-name="ae56a61">
            <text:p>test2</text:p>
          </table:table-cell>
          <table:table-cell table:style-name="ae56a61">
            <text:p>test2</text:p>
          </table:table-cell>
          <table:table-cell table:style-name="ae56a61"/>
          <table:table-cell table:style-name="ae56a61">
            <text:p>test2</text:p>
          </table:table-cell>
          <table:table-cell table:style-name="aa5d853"/>
        </table:table-row>
        <table:table-row>
          <table:table-cell table:style-name="ae56a61">
            <text:p>test3</text:p>
          </table:table-cell>
          <table:table-cell table:style-name="ae56a61">
            <text:p>test3</text:p>
          </table:table-cell>
          <table:table-cell table:style-name="ae56a61"/>
          <table:table-cell table:style-name="ae56a61">
            <text:p>test3</text:p>
          </table:table-cell>
          <table:table-cell table:style-name="aa5d853"/>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fhp</dc:creator>
    <dc:date>2021-09-07T14:12:27</dc:date>
    <meta:editing-cycles>1</meta:editing-cycles>
    <meta:editing-duration>PT1.330S</meta:editing-duration>
    <meta:initial-creator>fhp</meta:initial-creator>
    <meta:creation-date>2021-09-07T14:12:25</meta:creation-date>
    <dc:language>en</dc:language>
  </office:meta>
</office:document-meta>
</file>